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2 SANDSTORM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MUD_SHOT ; 38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9 RAIN_DANCE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3">00/00/0000</text:date>, <text:time style:data-style-name="N2" text:time-value="00:57:31.284277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5-08-13T02:10:34.044182069</dc:date>
    <meta:editing-duration>P45DT23H9M19S</meta:editing-duration>
    <meta:editing-cycles>403</meta:editing-cycles>
    <dc:creator>Michael </dc:creator>
    <meta:document-statistic meta:table-count="2" meta:cell-count="5202" meta:object-count="0"/>
  </office:meta>
</office:document-meta>
</file>